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ApplicationScope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pplicationScope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pplicationScope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ApplicationScope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ApplicationScope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ApplicationScopeMap.containsValu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ApplicationScope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pplicationScope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ApplicationScopeMap.ServletApplicationScopeMap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pplicationScope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ApplicationScope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pplicationScope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ApplicationScope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ApplicationScope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ApplicationScope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pplicationScope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